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cid-splash">Acid Splash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ACID DAMAGE 2x TARGETS</text:p>
          </table:table-cell>
        </table:table-row>
        <table:table-row table:style-name="ro1">
          <table:table-cell table:style-name="ce2" office:value-type="string">
            <text:p><text:a xlink:href="http://dnd5e.wikidot.com/spell:blade-ward">Blade War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ESIST WEAPON DAMAGE</text:p>
          </table:table-cell>
        </table:table-row>
        <table:table-row table:style-name="ro1">
          <table:table-cell table:style-name="ce2" office:value-type="string">
            <text:p><text:a xlink:href="http://dnd5e.wikidot.com/spell:booming-blade">Booming Blad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EMPOWER WEAPON + DELAYED DAMAGE</text:p>
          </table:table-cell>
        </table:table-row>
        <table:table-row table:style-name="ro1">
          <table:table-cell table:style-name="ce2" office:value-type="string">
            <text:p><text:a xlink:href="http://dnd5e.wikidot.com/spell:chill-touch">Chill Touc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COLD DAMAGE + NO HP GAIN + CONDITIONAL DISADVANTAGE</text:p>
          </table:table-cell>
        </table:table-row>
        <table:table-row table:style-name="ro1">
          <table:table-cell table:style-name="ce2" office:value-type="string">
            <text:p><text:a xlink:href="http://dnd5e.wikidot.com/spell:control-flames">Control Flame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 or 1 hour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CONTROL FLAMES</text:p>
          </table:table-cell>
        </table:table-row>
        <table:table-row table:style-name="ro1">
          <table:table-cell table:style-name="ce2" office:value-type="string">
            <text:p><text:a xlink:href="http://dnd5e.wikidot.com/spell:create-bonfire">Create Bonfir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LAME DAMAGE CUBE</text:p>
          </table:table-cell>
        </table:table-row>
        <table:table-row table:style-name="ro1">
          <table:table-cell table:style-name="ce2" office:value-type="string">
            <text:p><text:a xlink:href="http://dnd5e.wikidot.com/spell:dancing-lights">Dancing Light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LIGHT SPHERE</text:p>
          </table:table-cell>
        </table:table-row>
        <table:table-row table:style-name="ro1">
          <table:table-cell table:style-name="ce2" office:value-type="string">
            <text:p><text:a xlink:href="http://dnd5e.wikidot.com/spell:decompose">Decompose (HB)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NECROTIC DAMAGE</text:p>
          </table:table-cell>
        </table:table-row>
        <table:table-row table:style-name="ro1">
          <table:table-cell table:style-name="ce2" office:value-type="string">
            <text:p><text:a xlink:href="http://dnd5e.wikidot.com/spell:druidcraft">Druidcraf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PLANT GROWTH / ILLUSION</text:p>
          </table:table-cell>
        </table:table-row>
        <table:table-row table:style-name="ro1">
          <table:table-cell table:style-name="ce2" office:value-type="string">
            <text:p><text:a xlink:href="http://dnd5e.wikidot.com/spell:eldritch-blast">Eldritch Blas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ORCE DAMAGE</text:p>
          </table:table-cell>
        </table:table-row>
        <table:table-row table:style-name="ro1">
          <table:table-cell table:style-name="ce2" office:value-type="string">
            <text:p><text:a xlink:href="http://dnd5e.wikidot.com/spell:encode-thoughts">Encode Thought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THOUGHT INTERACTION</text:p>
          </table:table-cell>
        </table:table-row>
        <table:table-row table:style-name="ro1">
          <table:table-cell table:style-name="ce2" office:value-type="string">
            <text:p><text:a xlink:href="http://dnd5e.wikidot.com/spell:fire-bolt">Fire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LAME DAMAGE </text:p>
          </table:table-cell>
        </table:table-row>
        <table:table-row table:style-name="ro1">
          <table:table-cell table:style-name="ce2" office:value-type="string">
            <text:p><text:a xlink:href="http://dnd5e.wikidot.com/spell:friends">Friend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SOCIAL MINOR</text:p>
          </table:table-cell>
        </table:table-row>
        <table:table-row table:style-name="ro1">
          <table:table-cell table:style-name="ce2" office:value-type="string">
            <text:p><text:a xlink:href="http://dnd5e.wikidot.com/spell:frostbite">Frostb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COLD DAMAGE + CONDITIONAL DISADVANTAGE</text:p>
          </table:table-cell>
        </table:table-row>
        <table:table-row table:style-name="ro1">
          <table:table-cell table:style-name="ce2" office:value-type="string">
            <text:p><text:a xlink:href="http://dnd5e.wikidot.com/spell:green-flame-blade">Green-Flame Blad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EMPOWER WEAPON 2x TARGETS</text:p>
          </table:table-cell>
        </table:table-row>
        <table:table-row table:style-name="ro1">
          <table:table-cell table:style-name="ce2" office:value-type="string">
            <text:p><text:a xlink:href="http://dnd5e.wikidot.com/spell:guidance">Guidanc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MPOWER OTHER</text:p>
          </table:table-cell>
        </table:table-row>
        <table:table-row table:style-name="ro1">
          <table:table-cell table:style-name="ce2" office:value-type="string">
            <text:p><text:a xlink:href="http://dnd5e.wikidot.com/spell:gust">Gus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WIND</text:p>
          </table:table-cell>
        </table:table-row>
        <table:table-row table:style-name="ro1">
          <table:table-cell table:style-name="ce2" office:value-type="string">
            <text:p><text:a xlink:href="http://dnd5e.wikidot.com/spell:hand-of-radiance">Hand of Radiance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ADIANT DAMAGE CUBE</text:p>
          </table:table-cell>
        </table:table-row>
        <table:table-row table:style-name="ro1">
          <table:table-cell table:style-name="ce2" office:value-type="string">
            <text:p><text:a xlink:href="http://dnd5e.wikidot.com/spell:infestation">Infestati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POSION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light">Ligh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M</text:p>
          </table:table-cell>
          <table:table-cell/>
          <table:table-cell office:value-type="string">
            <text:p>LIGHT</text:p>
          </table:table-cell>
        </table:table-row>
        <table:table-row table:style-name="ro1">
          <table:table-cell table:style-name="ce2" office:value-type="string">
            <text:p><text:a xlink:href="http://dnd5e.wikidot.com/spell:lightning-lure">Lightning Lu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LIGHTNING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mage-hand">Mage Han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EALIZE ILLUSION</text:p>
          </table:table-cell>
        </table:table-row>
        <table:table-row table:style-name="ro1">
          <table:table-cell table:style-name="ce2" office:value-type="string">
            <text:p><text:a xlink:href="http://dnd5e.wikidot.com/spell:magic-stone">Magic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MPOWER AMMO</text:p>
          </table:table-cell>
        </table:table-row>
        <table:table-row table:style-name="ro1">
          <table:table-cell table:style-name="ce2" office:value-type="string">
            <text:p><text:a xlink:href="http://dnd5e.wikidot.com/spell:mending">Mending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REPAIR OBJECT</text:p>
          </table:table-cell>
        </table:table-row>
        <table:table-row table:style-name="ro1">
          <table:table-cell table:style-name="ce2" office:value-type="string">
            <text:p><text:a xlink:href="http://dnd5e.wikidot.com/spell:message">Messag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THOUGHT INTERACTION</text:p>
          </table:table-cell>
        </table:table-row>
        <table:table-row table:style-name="ro1">
          <table:table-cell table:style-name="ce2" office:value-type="string">
            <text:p><text:a xlink:href="http://dnd5e.wikidot.com/spell:mind-sliver">Mind Sliv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PSYCHIC DAMAGE</text:p>
          </table:table-cell>
        </table:table-row>
        <table:table-row table:style-name="ro1">
          <table:table-cell table:style-name="ce2" office:value-type="string">
            <text:p><text:a xlink:href="http://dnd5e.wikidot.com/spell:minor-illusion">Minor Illusi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ILLUSION</text:p>
          </table:table-cell>
        </table:table-row>
        <table:table-row table:style-name="ro1">
          <table:table-cell table:style-name="ce2" office:value-type="string">
            <text:p><text:a xlink:href="http://dnd5e.wikidot.com/spell:mold-earth">Mold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 or 1 hour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EARTH INTERACTION</text:p>
          </table:table-cell>
        </table:table-row>
        <table:table-row table:style-name="ro1">
          <table:table-cell table:style-name="ce2" office:value-type="string">
            <text:p><text:a xlink:href="http://dnd5e.wikidot.com/spell:on-off">On/Off (UA)</text:a></text:p>
          </table:table-cell>
          <table:table-cell table:style-name="ce3" office:value-type="string">
            <text:p>Transmutation 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LECTRIC INTERACTION</text:p>
          </table:table-cell>
        </table:table-row>
        <table:table-row table:style-name="ro1">
          <table:table-cell table:style-name="ce2" office:value-type="string">
            <text:p><text:a xlink:href="http://dnd5e.wikidot.com/spell:poison-spray">Poison Spra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POSION DAMAGE</text:p>
          </table:table-cell>
        </table:table-row>
        <table:table-row table:style-name="ro1">
          <table:table-cell table:style-name="ce2" office:value-type="string">
            <text:p><text:a xlink:href="http://dnd5e.wikidot.com/spell:prestidigitation">Prestidigitat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Up to 1 hour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ILLUSION</text:p>
          </table:table-cell>
        </table:table-row>
        <table:table-row table:style-name="ro1">
          <table:table-cell table:style-name="ce2" office:value-type="string">
            <text:p><text:a xlink:href="http://dnd5e.wikidot.com/spell:primal-savagery">Primal Savager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number-columns-repeated="2" table:style-name="ce5" office:value-type="string">
            <text:p>Self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BEAST FORM</text:p>
          </table:table-cell>
        </table:table-row>
        <table:table-row table:style-name="ro1">
          <table:table-cell table:style-name="ce2" office:value-type="string">
            <text:p><text:a xlink:href="http://dnd5e.wikidot.com/spell:produce-flame">Produce Flam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LAME DAMAGE </text:p>
          </table:table-cell>
        </table:table-row>
        <table:table-row table:style-name="ro1">
          <table:table-cell table:style-name="ce2" office:value-type="string">
            <text:p><text:a xlink:href="http://dnd5e.wikidot.com/spell:ray-of-frost">Ray of Fros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COLD DAMAGE + SPEED REDUCTION</text:p>
          </table:table-cell>
        </table:table-row>
        <table:table-row table:style-name="ro1">
          <table:table-cell table:style-name="ce2" office:value-type="string">
            <text:p><text:a xlink:href="http://dnd5e.wikidot.com/spell:resistance">Resistanc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RESIST</text:p>
          </table:table-cell>
        </table:table-row>
        <table:table-row table:style-name="ro1">
          <table:table-cell table:style-name="ce2" office:value-type="string">
            <text:p><text:a xlink:href="http://dnd5e.wikidot.com/spell:sacred-flame">Sacred Flam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ADIANT DAMAGE</text:p>
          </table:table-cell>
        </table:table-row>
        <table:table-row table:style-name="ro1">
          <table:table-cell table:style-name="ce2" office:value-type="string">
            <text:p><text:a xlink:href="http://dnd5e.wikidot.com/spell:sapping-sting">Sapping Sting</text:a></text:p>
          </table:table-cell>
          <table:table-cell table:style-name="ce3" office:value-type="string">
            <text:p>Necromancy D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NECROTIC DAMAGE + PRONE</text:p>
          </table:table-cell>
        </table:table-row>
        <table:table-row table:style-name="ro1">
          <table:table-cell table:style-name="ce2" office:value-type="string">
            <text:p><text:a xlink:href="http://dnd5e.wikidot.com/spell:shape-water">Shape Wa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 or 1 hour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WATER INTERACTION</text:p>
          </table:table-cell>
        </table:table-row>
        <table:table-row table:style-name="ro1">
          <table:table-cell table:style-name="ce2" office:value-type="string">
            <text:p><text:a xlink:href="http://dnd5e.wikidot.com/spell:shillelagh">Shillelag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EMPOWER WEAPON</text:p>
          </table:table-cell>
        </table:table-row>
        <table:table-row table:style-name="ro1">
          <table:table-cell table:style-name="ce2" office:value-type="string">
            <text:p><text:a xlink:href="http://dnd5e.wikidot.com/spell:shocking-grasp">Shocking Grasp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LECTRIC DAMAGE + NO REACTION</text:p>
          </table:table-cell>
        </table:table-row>
        <table:table-row table:style-name="ro1">
          <table:table-cell table:style-name="ce2" office:value-type="string">
            <text:p><text:a xlink:href="http://dnd5e.wikidot.com/spell:spare-the-dying">Spare the Dying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PREVENT DEATH</text:p>
          </table:table-cell>
        </table:table-row>
        <table:table-row table:style-name="ro1">
          <table:table-cell table:style-name="ce2" office:value-type="string">
            <text:p><text:a xlink:href="http://dnd5e.wikidot.com/spell:sword-burst">Sword Bur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FORCE DAMAGE CUBE</text:p>
          </table:table-cell>
        </table:table-row>
        <table:table-row table:style-name="ro1">
          <table:table-cell table:style-name="ce2" office:value-type="string">
            <text:p><text:a xlink:href="http://dnd5e.wikidot.com/spell:thaumaturgy">Thaumaturg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Up to 1 minute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ILLUSION</text:p>
          </table:table-cell>
        </table:table-row>
        <table:table-row table:style-name="ro1">
          <table:table-cell table:style-name="ce2" office:value-type="string">
            <text:p><text:a xlink:href="http://dnd5e.wikidot.com/spell:thorn-whip">Thorn Whi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PLANT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thunderclap">Thunderclap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FORCE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toll-the-dead">Toll the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NECROTIC DAMAGE</text:p>
          </table:table-cell>
        </table:table-row>
        <table:table-row table:style-name="ro1">
          <table:table-cell table:style-name="ce2" office:value-type="string">
            <text:p><text:a xlink:href="http://dnd5e.wikidot.com/spell:true-strike">True Strik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 up to 1 round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EMPOWER OTHER</text:p>
          </table:table-cell>
        </table:table-row>
        <table:table-row table:style-name="ro1">
          <table:table-cell table:style-name="ce2" office:value-type="string">
            <text:p><text:a xlink:href="http://dnd5e.wikidot.com/spell:vicious-mockery">Vicious Mockery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PSYCHIC DAMAGE + CONDITIONAL DISADVANTAGE</text:p>
          </table:table-cell>
        </table:table-row>
        <table:table-row table:style-name="ro1">
          <table:table-cell table:style-name="ce2" office:value-type="string">
            <text:p><text:a xlink:href="http://dnd5e.wikidot.com/spell:virtue">Virtue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HEAL</text:p>
          </table:table-cell>
        </table:table-row>
        <table:table-row table:style-name="ro1">
          <table:table-cell table:style-name="ce2" office:value-type="string">
            <text:p><text:a xlink:href="http://dnd5e.wikidot.com/spell:word-of-radiance">Word of Radian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M</text:p>
          </table:table-cell>
          <table:table-cell/>
          <table:table-cell office:value-type="string">
            <text:p>RADIANT DAMAGE CUBE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bsorb-elements">Absorb Element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cid-stream">Acid Stream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larm">Alarm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l-friendship">Animal Friendshi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weapon">Arcane Weapon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mor-of-agathys">Armor of Agathy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ms-of-hadar">Arms of Hada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ne">Ban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ast-bond">Beast Bond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ess">Bles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urning-hands">Burning Hand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tapult">Catapul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use-fear">Cause Fear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eremony">Ceremon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os-bolt">Chaos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rm-person">Charm Pers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romatic-orb">Chromatic Orb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lor-spray">Color Spray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and">Comman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pelled-duel">Compelled Duel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prehend-languages">Comprehend Language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or-destroy-water">Create or Destroy Wa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ure-wounds">Cure Wound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evil-and-good">Detect Evil and Good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magic">Detect Magic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poison-and-disease">Detect Poison and Diseas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guise-self">Disguise Self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sonant-whispers">Dissonant Whisper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tort-value">Distort Valu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vine-favor">Divine Favo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arth-tremor">Earth Tremo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snaring-strike">Ensnaring Strik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tangle">Entangl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xpeditious-retreat">Expeditious Retrea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erie-fire">Faerie Fi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lse-life">False Lif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ather-fall">Feather Fall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familiar">Find Familia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Hour R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g-cloud">Fog Clou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ost-fingers">Frost Finger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ift-of-alacrity">Gift of Alacrity</text:a></text:p>
          </table:table-cell>
          <table:table-cell table:style-name="ce3" office:value-type="string">
            <text:p>Divination DC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oodberry">Goodberr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ease">Greas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iding-bolt">Guiding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iding-hand-ua">Guiding Hand (UA)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Concentration, up to 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il-of-thorns">Hail of Thor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ing-elixir-ua">Healing Elixir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ing-word">Healing 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llish-rebuke">Hellish Rebuk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roism">Heroism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x">Hex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unters-mark">Hunter's Mark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ce-knife">Ice Knif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d-insinuation">Id Insinuation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dentify">Identify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llusory-script">Illusory Script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fallible-relay">Infallible Relay (UA)</text:a></text:p>
          </table:table-cell>
          <table:table-cell table:style-name="ce3" office:value-type="string">
            <text:p>Divination T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flict-wounds">Inflict Wounds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jims-magic-missile">Jim's Magic Missil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jump">Jum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ngstrider">Longstrid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e-armor">Mage Armor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missile">Magic Missil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dnd5e.wikidot.com/spell:magnify-gravity">Magnify Gravity</text:a></text:p>
          </table:table-cell>
          <table:table-cell table:style-name="ce3" office:value-type="string">
            <text:p>Transmut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evil-and-good">Protection from Evil and Goo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uppet">Puppet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urify-food-and-drink">Purify Food and Drin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y-of-sickness">Ray of Sickness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mote-access">Remote Access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anctuary">Sanctuar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aring-smite">Sear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nse-emotion">Sense Emotion (UA)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ield">Shiel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ield-of-faith">Shield of Faith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lent-image">Silent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lvery-barbs">Silvery Barb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leep">Slee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nare">Snar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 or trigger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eak-with-animals">Speak with Animal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dden-awakening">Sudden Awakening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caustic-brew">Tasha's Caustic Brew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hideous-laughter">Tasha's Hideous Laugh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nsers-floating-disk">Tenser's Floating Disk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underous-smite">Thunderous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underwave">Thunderwav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ub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unearthly-chorus">Unearthly Chorus (UA)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unseen-servant">Unseen Servan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ld-cunning">Wild Cunning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tch-bolt">Witch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rathful-smite">Wrathful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zephyr-strike">Zephyr Strik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ganazzars-scorcher">Aganazzar's Scorch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id">Ai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ir-bubble">Air Bubbl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lter-self">Alter Self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l-messenger">Animal Messeng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hacking">Arcane Hacking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lock">Arcane Lock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gury">Augury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rkskin">Barkski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ast-sense">Beast Sens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ndness-deafness">Blindness/Deafness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ur">Blur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orrowed-knowledge">Borrowed Knowledg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randing-smite">Brand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lm-emotions">Calm Emotion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oud-of-daggers">Cloud of Dagger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inual-flame">Continual Flam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rdon-of-arrows">Cordon of Arrow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own-of-madness">Crown of Madnes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rkness">Darknes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rkvision">Darkvis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thoughts">Detect Thought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gital-phantom">Digital Phantom (UA)</text:a></text:p>
          </table:table-cell>
          <table:table-cell table:style-name="ce3" office:value-type="string">
            <text:p>Abjur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gons-breath">Dragon's Brea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ust-devil">Dust Devi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arthbind">Earthbind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hance-ability">Enhance Abilit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large-reduce">Enlarge/Reduc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thrall">Enthrall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steed">Find Stee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traps">Find Trap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vehicle">Find Vehicle (UA)</text:a></text:p>
          </table:table-cell>
          <table:table-cell table:style-name="ce3" office:value-type="string">
            <text:p>Conjuration T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blade">Flame Blad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ing-sphere">Flaming Spher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ock-of-familiars">Flock of Familiar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tunes-favor">Fortune's Favor</text:a></text:p>
          </table:table-cell>
          <table:table-cell table:style-name="ce3" office:value-type="string">
            <text:p>Divination D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entle-repose">Gentle Repos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ift-of-gab">Gift of Gab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st-of-wind">Gust of Wi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ing-spirit">Healing Spiri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t-metal">Heat Metal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d-person">Hold Pers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cingdeath-s-frost">Icingdeath's Frost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dnd5e.wikidot.com/spell:immovable-object">Immovable Object</text:a></text:p>
          </table:table-cell>
          <table:table-cell table:style-name="ce3" office:value-type="string">
            <text:p>Transmut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isibility">Invisibility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jims-glowing-coin">Jim's Glowing Coi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kinetic-jaunt">Kinetic Jaun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knock">Knoc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sser-restoration">Lesser Restorati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vitate">Levit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cate-animals-or-plants">Locate Animals or Plant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cate-object">Locate Object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mouth">Magic Mouth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weapon">Magic Weap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ximillians-earthen-grasp">Maximillian's Earthen Gras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lfs-acid-arrow">Melf's Acid Arrow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ntal-barrier">Mental Barrier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nd-spike">Mind Spik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nd-thrust">Mind Thrust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rror-image">Mirror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sty-step">Misty Ste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onbeam">Moonbea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athairs-mischief">Nathair's Mischief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f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athairs-mischief-ua">Nathair's Mischief (UA)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ystuls-magic-aura">Nystul's Magic Aura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ass-without-trace">Pass Without Trac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hantasmal-force">Phantasmal Forc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ayer-of-healing">Prayer of Healing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poison">Protection from Pois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yrotechnics">Pyrotechnic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y-of-enfeeblement">Ray of Enfeeblement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imes-binding-ice">Rime's Binding I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ope-trick">Rope Tric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corching-ray">Scorching Ra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e-invisibility">See Invisibility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dow-blade">Shadow Blad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tter">Shatt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lence">Silenc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kywrite">Skywri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Concentration, up to 1 day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nillocs-snowball-storm">Snilloc's Snowball Sto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der-climb">Spider Climb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ke-growth">Spike Grow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ual-weapon">Spiritual Weap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ray-of-cards">Spray Of Card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ray-of-cards-ua">Spray of Cards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-foot cone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ggestion">Suggest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8 hour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beast">Summon Bea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mind-whip">Tasha's Mind Whi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ought-shield">Thought Shield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vortex-warp">Vortex War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rding-bond">Warding Bon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rding-wind">Warding Wi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rp-sense">Warp Sens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eb">Web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ther-and-bloom">Wither and Bloom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ristpocket">Wristpocket</text:a></text:p>
          </table:table-cell>
          <table:table-cell table:style-name="ce3" office:value-type="string">
            <text:p>Conjuration D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zone-of-truth">Zone of Truth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te-dead">Animate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agonize">Antagoniz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agonize-ua">Antagonize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shardalons-stride">Ashardalon's Strid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ra-of-vitality">Aura of Vitalit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acon-of-hope">Beacon of Hop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stow-curse">Bestow Curs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nding-smite">Blind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nk">Blin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ll-lightning">Call Lightning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tnap">Catna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airvoyance">Clairvoyanc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1 mile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animals">Conjure Animal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barrage">Conjure Barrag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lesser-demon">Conjure Lesser Demon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unterspell">Counterspel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food-and-water">Create Food and Wat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usaders-mantle">Crusader's Mantl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ylight">Dayligh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pel-magic">Dispel Magic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lemental-weapon">Elemental Weap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emies-abound">Enemies Aboun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rupting-earth">Erupting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st-friends">Fast Friend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ar">Fear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ign-death">Feign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reball">Firebal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arrows">Flame Arrow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stride">Flame Stride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y">Fl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eedom-of-the-waves">Freedom of the Waves (HB)</text:a></text:p>
          </table:table-cell>
          <table:table-cell table:style-name="ce3" office:value-type="string">
            <text:p>Conjuration HB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lders-tower">Galder's Tow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seous-form">Gaseous Form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lyph-of-warding">Glyph of Warding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 or trigger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ste">Has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ywire">Haywire (UA)</text:a></text:p>
          </table:table-cell>
          <table:table-cell table:style-name="ce3" office:value-type="string">
            <text:p>Enchantment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use-of-cards-ua">House of Cards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unger-of-hadar">Hunger Of Hada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ypnotic-pattern">Hypnotic Patter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cite-greed">Incite Gree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tellect-fortress">Intellect Fortres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isibility-to-cameras">Invisibility To Cameras (UA)</text:a></text:p>
          </table:table-cell>
          <table:table-cell table:style-name="ce3" office:value-type="string">
            <text:p>Illus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omunds-tiny-hut">Leomund's Tiny Hu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 (10-foot radius hemisphere)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ife-transference">Life Transferenc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ightning-arrow">Lightning Arrow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ightning-bolt">Lightning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0-foot li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circle">Magic Circl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jor-image">Major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healing-word">Mass Healing 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ld-into-stone">Meld into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lfs-minute-meteors">Melf's Minute Meteor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20 feet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tivational-speech">Motivational Speech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ondetection">Nondetecti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hantom-steed">Phantom Steed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t-growth">Plant Grow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 or 8 Hours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ballistics">Protection from Ballistics (UA)</text:a></text:p>
          </table:table-cell>
          <table:table-cell table:style-name="ce3" office:value-type="string">
            <text:p>Abjur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energy">Protection from Energ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sionic-blast">Psionic Blast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ulse-wave">Pulse Wave</text:a></text:p>
          </table:table-cell>
          <table:table-cell table:style-name="ce3" office:value-type="string">
            <text:p>Evocation D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move-curse">Remove Curs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vivify">Revivify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nding">Sending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Unlimited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leet-storm">Sleet Storm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low">Slow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eak-with-dead">Speak with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eak-with-plants">Speak with Plant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guardians">Spirit Guardia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shroud">Spirit Shrou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inking-cloud">Stinking Clou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fey">Summon Fe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lesser-demons">Summon Lesser Demo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shadowspawn">Summon Shadowspaw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undead">Summon Un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warrior-spirit">Summon Warrior Spirit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under-step">Thunder Ste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dal-wave">Tidal Wav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ny-servant">Tiny Servan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ongues">Tongue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vampiric-touch">Vampiric Touc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sand">Wall of Sa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water">Wall of Wat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ter-breathing">Water Breathing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ter-walk">Water Wal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nd-wall">Wind Wal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eye">Arcane Ey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ra-of-life">Aura of Lif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ra-of-purity">Aura of Purit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nishment">Banishment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ght">Blight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rm-monster">Charm Mons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pulsion">Compuls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fusion">Confus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barlgura">Conjure Barlgura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knowbot">Conjure Knowbot (UA)</text:a></text:p>
          </table:table-cell>
          <table:table-cell table:style-name="ce3" office:value-type="string">
            <text:p>Conjur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minor-elementals">Conjure Minor Elemental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shadow-demon">Conjure Shadow Demon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woodland-beings">Conjure Woodland Being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rol-water">Control Wa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ath-ward">Death War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mension-door">Dimension Doo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vination">Divination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ominate-beast">Dominate Beast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go-whip">Ego Whip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lemental-bane">Elemental Ba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vards-black-tentacles">Evard's Black Tentacle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bricate">Fabric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greater-steed">Find Greater Stee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re-shield">Fire Shiel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eedom-of-movement">Freedom of Movement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lders-speedy-courier">Galder's Speedy Couri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te-seal">Gate Sea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iant-insect">Giant Insec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asping-vine">Grasping Vin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avity-sinkhole">Gravity Sinkhole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eater-invisibility">Greater Invisibility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ardian-of-faith">Guardian of Faith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ardian-of-nature">Guardian of Natur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llucinatory-terrain">Hallucinatory Terrai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ce-storm">Ice Sto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omunds-secret-chest">Leomund's Secret Che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cate-creature">Locate Creatur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faithful-hound">Mordenkainen's Faithful Houn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private-sanctum">Mordenkainen's Private Sanctum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ilukes-resilient-sphere">Otiluke's Resilient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hantasmal-killer">Phantasmal Killer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lymorph">Polymorp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ulothims-psychic-lance">Raulothim's Psychic Lanc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ulothims-psychic-lance-ua">Raulothim's Psychic Lance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dow-of-moil">Shadow Of Moil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ckening-radiance">Sickening Radian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of-death">Spirit Of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of-death-ua">Spirit of Death (UA)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aggering-smite">Stagger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ne-shape">Stone Shap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neskin">Stoneski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rm-sphere">Storm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aberration">Summon Aberrati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construct">Summon Construc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elemental">Summon Element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greater-demon">Summon Greater Dem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nchronicity">Synchronicity (UA)</text:a></text:p>
          </table:table-cell>
          <table:table-cell table:style-name="ce3" office:value-type="string">
            <text:p>Enchantment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stem-backdoor">System Backdoor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vitriolic-sphere">Vitriolic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fire">Wall of Fi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tery-sphere">Watery Spher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dogast-s-vault-of-amber-hb">Widogast's Vault of Amber (HB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dogast-s-web-of-fire-hb">Widogast's Web of Fire (HB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te-objects">Animate Object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ilife-shell">Antilife Shel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waken">Awake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8 Hour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nishing-smite">Banishing Smit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igbys-hand">Bigby's Ha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ircle-of-power">Circle of Power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oudkill">Cloudkil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une">Commun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une-with-city">Commune with City (UA)</text:a></text:p>
          </table:table-cell>
          <table:table-cell table:style-name="ce3" office:value-type="string">
            <text:p>Divination T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une-with-nature">Commune with Natur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e-of-cold">Cone of Col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elemental">Conjure Element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volley">Conjure Volle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vrock">Conjure Vrock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act-other-plane">Contact Other Plan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agion">Contag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7 day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rol-winds">Control Wind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spelljamming-helm">Create Spelljamming Helm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S,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ion">Creati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Special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nse-macabre">Danse Macabr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wn">Daw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structive-wave">Destructive Wav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pel-evil-and-good">Dispel Evil and Goo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ominate-person">Dominate Pers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eam">Dream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pecial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ervation">Enervat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r-step">Far Ste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strike">Flame Strik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eedom-of-the-winds">Freedom of the Winds (HB)</text:a></text:p>
          </table:table-cell>
          <table:table-cell table:style-name="ce3" office:value-type="string">
            <text:p>Abjuration HB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eas">Gea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30 day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eater-restoration">Greater Restorati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llow">Hallow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24 Hour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d-monster">Hold Mons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y-weapon">Holy Weap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mmolation">Immolati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fernal-calling">Infernal Calling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sect-plague">Insect Plagu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gend-lore">Legend Lor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elstrom">Maelstro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cure-wounds">Mass Cure Wound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slead">Mislead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dify-memory">Modify Memory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egative-energy-flood">Negative Energy Floo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asswall">Passwall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ar-binding">Planar Binding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ise-dead">Raise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rys-telepathic-bond">Rary's Telepathic Bond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incarnate">Reincarn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crying">Scrying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eming">Seeming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utdown">Shutdown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kill-empowerment">Skill Empowermen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eel-wind-strike">Steel Wind Strik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celestial">Summon Celesti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draconic-spirit">Summon Draconic Spiri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draconic-spirit-ua">Summon Draconic Spirit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wift-quiver">Swift Quiv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naptic-static">Synaptic Static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kinesis">Telekinesi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portation-circle">Teleportation Circl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dnd5e.wikidot.com/spell:temporal-shunt">Temporal Shunt</text:a></text:p>
          </table:table-cell>
          <table:table-cell table:style-name="ce3" office:value-type="string">
            <text:p>Transmutation DC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ansmute-rock">Transmute Roc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ee-stride">Tree Strid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force">Wall of For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light">Wall of Ligh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stone">Wall of Ston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rath-of-nature">Wrath Of Natu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gate">Arcane Gat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ade-barrier">Blade Barri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ones-of-the-earth">Bones of the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in-lightning">Chain Lightning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ircle-of-death">Circle of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fey">Conjure Fe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ingency">Contingenc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homunculus">Create Homunculu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undead">Create Un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integrate">Disintegr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wmijs-instant-summons">Drawmij's Instant Summo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uid-grove">Druid Grov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yebite">Eyebit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the-path">Find the Path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day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zbans-platinum-shield">Fizban's Platinum Shiel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f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zban-s-platinum-shield-ua">Fizban's Platinum Shield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esh-to-stone">Flesh to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biddance">Forbiddanc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day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lobe-of-invulnerability">Globe of Invulnerabilit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avity-fissure">Gravity Fissure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0-foot li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ards-and-wards">Guards and Ward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rm">Harm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">Hea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roes-feast">Heroes' Fea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flame">Investiture of Flam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ice">Investiture of Ic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stone">Investiture of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wind">Investiture of Wind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jar">Magic Jar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suggestion">Mass Suggest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ntal-prison">Mental Pris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ve-earth">Move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2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herworldly-form">Otherworldly Form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ilukes-freezing-sphere">Otiluke's Freezing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tos-irresistible-dance">Otto's Irresistible Danc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ar-ally">Planar All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imordial-ward">Primordial War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grammed-illusion">Programmed Illusi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sychic-crush">Psychic Crush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catter">Scatt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oul-cage">Soul Cag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Special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fiend">Summon Fien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nbeam">Sunbea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otherworldly-guise">Tasha's Otherworldly Guis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nsers-transformation">Tenser's Transformat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ansport-via-plants">Transport via Plant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ue-seeing">True Seeing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ice">Wall of I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thorns">Wall of Thor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dogast-s-transmogrification-hb">Widogast's Transmogrification (HB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nd-walk">Wind Wal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ord-of-recall">Word of Recal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celestial">Conjure Celesti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hezrou">Conjure Hezrou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magen">Create Mage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own-of-stars">Crown of Star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layed-blast-fireball">Delayed Blast Firebal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vine-word">Divine 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conic-transformation">Draconic Transformat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conic-transformation-ua">Draconic Transformation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eam-of-the-blue-veil">Dream of the Blue Vei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20 feet</text:p>
          </table:table-cell>
          <table:table-cell table:style-name="ce5" office:value-type="string">
            <text:p>6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therealness">Etherealnes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Up to 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ger-of-death">Finger of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re-storm">Fire Sto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cecage">Forcecag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rage-arcane">Mirage Arcan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magnificent-mansion">Mordenkainen's Magnificent Mansi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sword">Mordenkainen's S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e-shift">Plane Shif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pain">Power Word: Pai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ismatic-spray">Prismatic Spra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ject-image">Project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Miles</text:p>
          </table:table-cell>
          <table:table-cell table:style-name="ce5" office:value-type="string">
            <text:p>Concentration, up to 1 day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generate">Regener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surrection">Resurrect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verse-gravity">Reverse Gravit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quester">Seques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mulacrum">Simulacrum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2 hour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mbol">Symbo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 or trigger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port">Telepor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mple-of-the-gods">Temple of the God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ther-essence">Tether Essence</text:a></text:p>
          </table:table-cell>
          <table:table-cell table:style-name="ce3" office:value-type="string">
            <text:p>Necromancy D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hirlwind">Whirlwi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bi-dalzims-horrid-wilting">Abi-Dalzim's Horrid Wilting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l-shapes">Animal Shape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24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imagic-field">Antimagic Fiel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 sphere)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ipathy-sympathy">Antipathy/Sympathy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one">Clon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rol-weather">Control Weath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 (5 mile radius)</text:p>
          </table:table-cell>
          <table:table-cell table:style-name="ce5" office:value-type="string">
            <text:p>Concentration, Up to 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rk-star">Dark Star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miplane">Demiplan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ominate-monster">Dominate Mons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arthquake">Earthquak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eblemind">Feeblemin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libness">Glibnes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y-aura">Holy Aura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llusory-dragon">Illusory Drag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cendiary-cloud">Incendiary Clou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ddening-darkness">Maddening Darknes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ze">Maz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ghty-fortress">Mighty Fortres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 mile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nd-blank">Mind Blank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stun">Power Word: Stu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ality-break">Reality Break</text:a></text:p>
          </table:table-cell>
          <table:table-cell table:style-name="ce3" office:value-type="string">
            <text:p>Conjuration DC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nburst">Sunburs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pathy">Telepath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Unlimited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sunami">Tsunami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Concentration, up to 6 round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stral-projection">Astral Projecti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Special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ade-of-disaster">Blade of Disast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esight">Foresight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te">Gat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mprisonment">Imprisonment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ulnerability">Invulnerabilit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heal">Mass Hea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polymorph">Mass Polymorp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teor-swarm">Meteor Swa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 mile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heal">Power Word: Hea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kill">Power Word: Kill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ismatic-wall">Prismatic Wal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sychic-scream">Psychic Scream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venous-void">Ravenous Void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,0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pechange">Shapechang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rm-of-vengeance">Storm of Vengeanc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me-ravage">Time Ravage</text:a></text:p>
          </table:table-cell>
          <table:table-cell table:style-name="ce3" office:value-type="string">
            <text:p>Necromancy DC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me-stop">Time Sto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ue-polymorph">True Polymorp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ue-resurrection">True Resurrect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eird">Weird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sh">Wish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 table:number-rows-repeated="104798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1">07/11/2024</text:date>, <text:time>17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5T01:37:17.02</meta:creation-date>
    <dc:date>2024-07-11T17:11:02.21</dc:date>
    <meta:editing-duration>PT20H58M18S</meta:editing-duration>
    <meta:editing-cycles>3</meta:editing-cycles>
    <meta:generator>OpenOffice/4.1.13$Win32 OpenOffice.org_project/4113m1$Build-9810</meta:generator>
    <meta:document-statistic meta:table-count="3" meta:cell-count="3590" meta:object-count="0"/>
  </office:meta>
</office:document-meta>
</file>